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loext:contextual-spacing="false"/>
    </style:style>
    <style:style style:name="P2" style:family="paragraph" style:parent-style-name="Standard">
      <style:paragraph-properties fo:margin-top="0cm" fo:margin-bottom="0.499cm" loext:contextual-spacing="false" fo:text-align="center" style:justify-single-word="false"/>
      <style:text-properties officeooo:paragraph-rsid="00105e21"/>
    </style:style>
    <style:style style:name="P3" style:family="paragraph" style:parent-style-name="Text_20_body" style:list-style-name="L98"/>
    <style:style style:name="P4" style:family="paragraph" style:parent-style-name="Text_20_body" style:list-style-name="L2">
      <style:paragraph-properties fo:margin-top="0cm" fo:margin-bottom="0cm" loext:contextual-spacing="false"/>
    </style:style>
    <style:style style:name="P5" style:family="paragraph" style:parent-style-name="Text_20_body" style:list-style-name="L12">
      <style:paragraph-properties fo:margin-top="0cm" fo:margin-bottom="0cm" loext:contextual-spacing="false"/>
    </style:style>
    <style:style style:name="P6" style:family="paragraph" style:parent-style-name="Text_20_body" style:list-style-name="L22">
      <style:paragraph-properties fo:margin-top="0cm" fo:margin-bottom="0cm" loext:contextual-spacing="false"/>
    </style:style>
    <style:style style:name="P7" style:family="paragraph" style:parent-style-name="Text_20_body" style:list-style-name="L32">
      <style:paragraph-properties fo:margin-top="0cm" fo:margin-bottom="0cm" loext:contextual-spacing="false"/>
    </style:style>
    <style:style style:name="P8" style:family="paragraph" style:parent-style-name="Text_20_body" style:list-style-name="L42">
      <style:paragraph-properties fo:margin-top="0cm" fo:margin-bottom="0cm" loext:contextual-spacing="false"/>
    </style:style>
    <style:style style:name="P9" style:family="paragraph" style:parent-style-name="Text_20_body" style:list-style-name="L52">
      <style:paragraph-properties fo:margin-top="0cm" fo:margin-bottom="0cm" loext:contextual-spacing="false"/>
    </style:style>
    <style:style style:name="P10" style:family="paragraph" style:parent-style-name="Text_20_body" style:list-style-name="L62">
      <style:paragraph-properties fo:margin-top="0cm" fo:margin-bottom="0cm" loext:contextual-spacing="false"/>
    </style:style>
    <style:style style:name="P11" style:family="paragraph" style:parent-style-name="Text_20_body" style:list-style-name="L72">
      <style:paragraph-properties fo:margin-top="0cm" fo:margin-bottom="0cm" loext:contextual-spacing="false"/>
    </style:style>
    <style:style style:name="P12" style:family="paragraph" style:parent-style-name="Text_20_body" style:list-style-name="L82">
      <style:paragraph-properties fo:margin-top="0cm" fo:margin-bottom="0cm" loext:contextual-spacing="false"/>
    </style:style>
    <style:style style:name="P13" style:family="paragraph" style:parent-style-name="Text_20_body" style:list-style-name="L92">
      <style:paragraph-properties fo:margin-top="0cm" fo:margin-bottom="0cm" loext:contextual-spacing="false"/>
    </style:style>
    <style:style style:name="T1" style:family="text">
      <style:text-properties officeooo:rsid="00105e21"/>
    </style:style>
    <style:style style:name="T2" style:family="text">
      <style:text-properties fo:font-weight="bold" officeooo:rsid="00105e21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<text:s text:c="70"/></text:span><text:span text:style-name="T2"><text:s/>Paper 20 <text:s text:c="51"/>K. AHMADI</text:span></text:p>
      <text:p text:style-name="P1"><text:span text:style-name="T1">1-</text:span>You should -------------------- approximately two weeks for completion of the enrollment process.</text:p>
      <text:list xml:id="list4067403902" text:style-name="L2">
        <text:list-header>
          <text:p text:style-name="P4"><text:span text:style-name="T1">a-</text:span> invite<text:bookmark text:name="Q_0_1"/> <text:s text:c="7"/><text:span text:style-name="T1">b- </text:span>deal<text:bookmark text:name="Q_0_2"/> <text:s text:c="8"/><text:span text:style-name="T1">c- </text:span>allow <text:s text:c="7"/><text:span text:style-name="T1">d-</text:span> include</text:p>
          <text:p text:style-name="P4"/>
        </text:list-header>
      </text:list>
      <text:p text:style-name="Text_20_body"><text:bookmark text:name="Q_1"/><text:span text:style-name="T1">2- </text:span>In order to avoid --------------------- and costly and time consuming disputes, these tariffs<text:line-break/>should be published prior to their entry into force. </text:p>
      <text:list xml:id="list1071249134" text:style-name="L12">
        <text:list-header>
          <text:p text:style-name="P5"><text:span text:style-name="T1">a-</text:span> uncertain <text:s text:c="6"/><text:span text:style-name="T1">b-</text:span> uncertainly <text:s text:c="6"/><text:span text:style-name="T1">c-</text:span> certain<text:bookmark text:name="Q_11"/><text:bookmark text:name="Q_1_3"/> <text:s text:c="5"/><text:span text:style-name="T1">d-</text:span>  uncertainty</text:p>
          <text:p text:style-name="P5"/>
        </text:list-header>
      </text:list>
      <text:p text:style-name="Text_20_body"><text:bookmark text:name="Q_2"/><text:span text:style-name="T1">3- </text:span>We need to take a closer ------------------- at the reasons for the decline in our market share. </text:p>
      <text:list xml:id="list607063053" text:style-name="L22">
        <text:list-header>
          <text:p text:style-name="P6"><text:span text:style-name="T1">a-</text:span> look <text:s text:c="6"/><text:span text:style-name="T1">b-</text:span> looked<text:bookmark text:name="Q_2_2"/> <text:s text:c="7"/><text:span text:style-name="T1">c- </text:span>will look <text:s text:c="6"/><text:span text:style-name="T1">d-</text:span> looks</text:p>
          <text:p text:style-name="P6"/>
        </text:list-header>
      </text:list>
      <text:p text:style-name="Text_20_body"><text:bookmark text:name="Q_3"/><text:span text:style-name="T1">4- </text:span>Products are shipped on the same day that the order is received ------------------- warehouse centers located in 40 countries throughout the world.</text:p>
      <text:list xml:id="list341632263" text:style-name="L32">
        <text:list-header>
          <text:p text:style-name="P7"><text:bookmark text:name="Q_3_01"/><text:span text:style-name="T1">a-</text:span>  from<text:bookmark text:name="Q_3_1"/> <text:s text:c="5"/><text:span text:style-name="T1">b- </text:span>while <text:s text:c="6"/><text:span text:style-name="T1">c-</text:span> between<text:bookmark text:name="Q_31"/><text:bookmark text:name="Q_3_3"/> <text:s text:c="5"/><text:span text:style-name="T1">d-</text:span>  out</text:p>
          <text:p text:style-name="P7"/>
        </text:list-header>
      </text:list>
      <text:p text:style-name="Text_20_body"><text:bookmark text:name="Q_4"/><text:span text:style-name="T1">5- </text:span>Nickel in stainless steel has proven to be safe, and -------------- it is appropriate to be used in toys. </text:p>
      <text:list xml:id="list2172760567" text:style-name="L42">
        <text:list-header>
          <text:p text:style-name="P8"><text:span text:style-name="T1">a-</text:span> consequene <text:s text:c="5"/><text:span text:style-name="T1">b-</text:span> consequently<text:bookmark text:name="Q_4_2"/> <text:s text:c="5"/><text:span text:style-name="T1">c- </text:span>consequent<text:bookmark text:name="Q_41"/><text:bookmark text:name="Q_4_3"/> <text:s text:c="5"/><text:span text:style-name="T1">d- </text:span>consequences</text:p>
          <text:p text:style-name="P8"/>
        </text:list-header>
      </text:list>
      <text:p text:style-name="Text_20_body"><text:bookmark text:name="Q_5"/><text:span text:style-name="T1">6- </text:span>The Honey Shop Gift ---------------- are an easy and convenient way in which to buy a gift for someone.</text:p>
      <text:list xml:id="list538084923" text:style-name="L52">
        <text:list-header>
          <text:p text:style-name="P9"><text:span text:style-name="T1">a-</text:span> holders<text:bookmark text:name="Q_5_1"/> <text:s text:c="6"/><text:span text:style-name="T1">b-</text:span>  certificates<text:bookmark text:name="Q_5_2"/> <text:s text:c="5"/><text:span text:style-name="T1">c-</text:span>  wrap <text:s text:c="5"/><text:span text:style-name="T1">d-</text:span> merchandise</text:p>
          <text:p text:style-name="P9"/>
        </text:list-header>
      </text:list>
      <text:p text:style-name="Text_20_body"><text:bookmark text:name="Q_6"/><text:span text:style-name="T1">7- </text:span>The report focuses on the short-term issues raised by bank levies; it suggests that ------------------ recommendations be developed with a view to minimising the risks of multiple changing and other distortions.</text:p>
      <text:list xml:id="list624547590" text:style-name="L62">
        <text:list-header>
          <text:p text:style-name="P10"><text:span text:style-name="T1">a-</text:span> trusting <text:s text:c="5"/><text:span text:style-name="T1">b-</text:span> driven <text:s text:c="5"/><text:span text:style-name="T1">c-</text:span> hired <text:s text:c="5"/><text:span text:style-name="T1">d-</text:span> practical</text:p>
          <text:p text:style-name="P10"/>
        </text:list-header>
      </text:list>
      <text:p text:style-name="Text_20_body"><text:bookmark text:name="Q_7"/><text:span text:style-name="T1">8- </text:span>Your system may be out of date: you have an older ----------------- of the required plans. </text:p>
      <text:list xml:id="list2871517194" text:style-name="L72">
        <text:list-header>
          <text:p text:style-name="P11"><text:span text:style-name="T1">a-</text:span> system<text:bookmark text:name="Q_7_1"/> <text:s text:c="5"/><text:span text:style-name="T1">b- </text:span>opinion<text:bookmark text:name="Q_7_2"/> <text:s text:c="5"/><text:span text:style-name="T1">c- </text:span>function<text:bookmark text:name="Q_71"/><text:bookmark text:name="Q_7_3"/> <text:s text:c="5"/><text:span text:style-name="T1">d- </text:span>version</text:p>
          <text:p text:style-name="P11"/>
        </text:list-header>
      </text:list>
      <text:p text:style-name="Text_20_body"><text:bookmark text:name="Q_8"/><text:span text:style-name="T1">9- </text:span>I visited some of the damaged areas last week in ---------------- for today's debate and spoke to citizens and those in charge.</text:p>
      <text:list xml:id="list3016800008" text:style-name="L82">
        <text:list-header>
          <text:p text:style-name="P12"><text:span text:style-name="T1">a-</text:span> progress <text:s text:c="5"/><text:span text:style-name="T1">b-</text:span> advancement <text:s text:c="5"/><text:span text:style-name="T1">c-</text:span> headway <text:s text:c="4"/><text:span text:style-name="T1">d-</text:span> preparation</text:p>
          <text:p text:style-name="P12"/>
        </text:list-header>
      </text:list>
      <text:p text:style-name="Text_20_body"><text:bookmark text:name="Q_9"/><text:span text:style-name="T1">10- </text:span>The order will be --------------- to the Client only after receipt of the cheque.</text:p>
      <text:list xml:id="list3838451773" text:style-name="L92">
        <text:list-header>
          <text:p text:style-name="P13"><text:bookmark text:name="Q_9_01"/><text:span text:style-name="T1">a- </text:span>delivered<text:bookmark text:name="Q_9_1"/> <text:s text:c="4"/><text:span text:style-name="T1">b- </text:span>expanded<text:bookmark text:name="Q_9_2"/> <text:s text:c="4"/><text:span text:style-name="T1">c- </text:span>developed<text:bookmark text:name="Q_9_3"/><text:bookmark text:name="Q_91"/><text:bookmark text:name="Questions"/> <text:s text:c="5"/><text:span text:style-name="T1">d-</text:span>  received</text:p>
        </text:list-header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4:06:31.065000000</meta:creation-date>
    <dc:date>2017-11-02T14:15:14.240000000</dc:date>
    <meta:editing-duration>PT8M43S</meta:editing-duration>
    <meta:editing-cycles>1</meta:editing-cycles>
    <meta:document-statistic meta:table-count="0" meta:image-count="0" meta:object-count="0" meta:page-count="1" meta:paragraph-count="30" meta:word-count="307" meta:character-count="2022" meta:non-whitespace-character-count="1461"/>
    <meta:generator>LibreOffice/5.3.5.2$Windows_x86 LibreOffice_project/50d9bf2b0a79cdb85a3814b592608037a682059d</meta:generator>
  </office:meta>
</office:document-meta>
</file>